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4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372cm" style:use-optimal-column-width="false"/>
    </style:style>
    <style:style style:name="co2" style:family="table-column">
      <style:table-column-properties style:column-width="10.457cm" style:use-optimal-column-width="false"/>
    </style:style>
    <style:style style:name="co3" style:family="table-column">
      <style:table-column-properties style:column-width="4.969cm" style:use-optimal-column-width="false"/>
    </style:style>
    <style:style style:name="co4" style:family="table-column">
      <style:table-column-properties style:column-width="9.696cm" style:use-optimal-column-width="false"/>
    </style:style>
    <style:style style:name="co5" style:family="table-column">
      <style:table-column-properties style:column-width="9.886cm" style:use-optimal-column-width="false"/>
    </style:style>
    <style:style style:name="ro1" style:family="table-row">
      <style:table-row-properties style:row-height="1.367cm"/>
    </style:style>
    <style:style style:name="ro2" style:family="table-row">
      <style:table-row-properties style:row-height="4.15cm"/>
    </style:style>
    <style:style style:name="ro3" style:family="table-row">
      <style:table-row-properties style:row-height="4.152cm"/>
    </style:style>
    <style:style style:name="ro4" style:family="table-row">
      <style:table-row-properties style:row-height="1.306cm"/>
    </style:style>
    <style:style style:name="ro5" style:family="table-row">
      <style:table-row-properties style:row-height="4.067cm"/>
    </style:style>
    <style:style style:name="ro6" style:family="table-row">
      <style:table-row-properties style:row-height="4.069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9e9e9e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fo:font-size="12pt" style:font-size-asian="12pt" style:font-size-complex="12pt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style:font-name="Liberation Serif"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.564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Arial1" fo:font-size="52pt" fo:letter-spacing="normal" fo:language="fr" fo:country="FR" fo:font-style="normal" style:text-underline-style="solid" style:text-underline-width="auto" style:text-underline-color="font-color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language="fr" fo:country="FR" fo:font-style="normal" style:text-underline-style="solid" style:text-underline-width="auto" style:text-underline-color="font-color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language="fr" fo:country="FR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size="12pt" fo:language="fr" fo:country="FR" style:font-size-asian="12pt" style:font-size-complex="12pt"/>
    </style:style>
    <style:style style:name="T10" style:family="text">
      <style:text-properties style:text-position="33% 58%" fo:font-size="12pt" fo:language="fr" fo:country="FR" style:font-size-asian="12pt" style:font-size-complex="12pt"/>
    </style:style>
    <style:style style:name="T11" style:family="text">
      <style:text-properties style:text-position="super 58%" fo:font-size="12pt" fo:language="fr" fo:country="FR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équence II: Etats-Unis - Brésil : rôle mondial et dynamique territorial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6" draw:layer="layout" svg:width="24.431cm" svg:height="1.59cm" svg:x="0.866cm" svg:y="1.236cm" presentation:class="title" presentation:user-transformed="true">
          <draw:text-box>
            <text:p text:style-name="P5"><text:span text:style-name="T2">Introduction </text:span><text:span text:style-name="T3">: <text:s/>Le continent américain abrite la première puissance mondiale ( les Etats-Unis) mais aussi l’une des principales puissances émergentes ( le Brésil).Ces deux Etats qui ont de nombreux points communs sont en compétition permanente au plan économique et géopolitique. Ils profitent de la mondialisation pour renforcer leur puissance. Cependant, à l’intérieur des 2 états, la mondialisation a d’importantes conséquences sur l’organisation de l’espace.</text:span></text:p>
          </draw:text-box>
        </draw:frame>
        <draw:frame draw:name="Google Shape;61;p14" presentation:style-name="pr5" draw:text-style-name="P8" draw:layer="layout" svg:width="11.885cm" svg:height="0.713cm" svg:x="12.481cm" svg:y="13.3cm" presentation:class="outline" presentation:user-transformed="true">
          <draw:text-box>
            <text:p text:style-name="P7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</draw:text-box>
        </draw:frame>
        <presentation:notes draw:style-name="dp2">
          <draw:page-thumbnail draw:name="Google Shape;57;g54676d47f1_0_0:notes" draw:style-name="gr1" draw:layer="layout" svg:width="16.932cm" svg:height="9.524cm" svg:x="1.059cm" svg:y="1.905cm" draw:page-number="2" presentation:class="page"/>
          <draw:frame draw:name="Google Shape;58;g54676d47f1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presentation:style-name="pr5" draw:text-style-name="P12" draw:layer="layout" svg:width="23.903cm" svg:height="12.165cm" svg:x="0.748cm" svg:y="0.453cm" presentation:class="outline" presentation:user-transformed="true">
          <draw:text-box>
            <text:p text:style-name="P9"><text:span text:style-name="T5">Problématique</text:span><text:span text:style-name="T6">: Quelles sont les dynamiques territoriales du Brésil et des Etats-Unis, deux puissances mondiales?</text:span></text:p>
            <text:p text:style-name="P10"><text:span text:style-name="T6"/></text:p>
            <text:p text:style-name="P10"><text:span text:style-name="T6"/></text:p>
            <text:p text:style-name="P11"><text:span text:style-name="T6"><text:s/></text:span><text:span text:style-name="T7">Après avoir écouter la capsule, complétez les différents tableaux . <text:s/>Rajoutez des illustrations</text:span></text:p>
          </draw:text-box>
        </draw:frame>
        <presentation:notes draw:style-name="dp2">
          <draw:page-thumbnail draw:name="Google Shape;63;g54676d47f1_0_103:notes" draw:style-name="gr1" draw:layer="layout" svg:width="16.932cm" svg:height="9.524cm" svg:x="1.059cm" svg:y="1.905cm" draw:page-number="3" presentation:class="page"/>
          <draw:frame draw:name="Google Shape;64;g54676d47f1_0_10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1;p16" presentation:style-name="pr5" draw:text-style-name="P12" draw:layer="layout" svg:width="24.197cm" svg:height="12.354cm" svg:x="0.336cm" svg:y="0.336cm" presentation:class="outline" presentation:user-transformed="true">
          <draw:text-box>
            <text:p text:style-name="P9"><text:span text:style-name="T5">I- Deux géants économiques</text:span></text:p>
            <text:p text:style-name="P11"><text:span text:style-name="T7">Montrez l’importance des territoires, des populations ainsi que les nombreuses ressources. enfin ce qui fait des ces 2 pays des puissances économiques et financières.</text:span></text:p>
          </draw:text-box>
        </draw:frame>
        <presentation:notes draw:style-name="dp2">
          <draw:page-thumbnail draw:name="Google Shape;68;g54676d47f1_0_111:notes" draw:style-name="gr1" draw:layer="layout" svg:width="16.932cm" svg:height="9.524cm" svg:x="1.059cm" svg:y="1.905cm" draw:page-number="4" presentation:class="page"/>
          <draw:frame draw:name="Google Shape;69;g54676d47f1_0_11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6;p17" draw:style-name="standard" draw:layer="layout" svg:width="25.285cm" svg:height="13.818cm" svg:x="0cm" svg:y="0.232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8">États-Unis</text:span></text:p>
              </table:table-cell>
              <table:table-cell>
                <text:p text:style-name="P1"><text:span text:style-name="T8">Brésil</text:span></text:p>
              </table:table-cell>
            </table:table-row>
            <table:table-row table:style-name="ro2" table:default-cell-style-name="ce3">
              <table:table-cell table:style-name="ce2">
                <text:p text:style-name="P1"><text:span text:style-name="T8">Des territoires immenses et des populations nombreuses</text:span></text:p>
              </table:table-cell>
              <table:table-cell>
                <text:list text:style-name="L1">
                  <text:list-item>
                    <text:p><text:span text:style-name="T9">9,8M km² </text:span></text:p>
                  </text:list-item>
                  <text:list-item>
                    <text:p><text:span text:style-name="T9">3</text:span><text:span text:style-name="T10">e</text:span><text:span text:style-name="T9"> rang mondial </text:span></text:p>
                  </text:list-item>
                  <text:list-item>
                    <text:p><text:span text:style-name="T9">319M d’habitants (3</text:span><text:span text:style-name="T11">e</text:span><text:span text:style-name="T9"> + peuplé au monde)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9">8,5M km² </text:span></text:p>
                  </text:list-item>
                  <text:list-item>
                    <text:p><text:span text:style-name="T9">5</text:span><text:span text:style-name="T11">e</text:span><text:span text:style-name="T9"> rang mondial </text:span></text:p>
                  </text:list-item>
                  <text:list-item>
                    <text:p><text:span text:style-name="T9">200M d’habitants (5</text:span><text:span text:style-name="T11">e</text:span><text:span text:style-name="T9"> + peuplé au monde) </text:span></text:p>
                  </text:list-item>
                </text:list>
              </table:table-cell>
            </table:table-row>
            <table:table-row table:style-name="ro2" table:default-cell-style-name="ce3">
              <table:table-cell table:style-name="ce2">
                <text:p text:style-name="P1"><text:span text:style-name="T8">De nombreuses ressources naturelles</text:span></text:p>
              </table:table-cell>
              <table:table-cell>
                <text:list text:continue-numbering="true" text:style-name="L1">
                  <text:list-item>
                    <text:p><text:span text:style-name="T9">2e producteur mondial de charbon </text:span></text:p>
                  </text:list-item>
                  <text:list-item>
                    <text:p><text:span text:style-name="T9">1er producteur mondial de pétrole </text:span></text:p>
                  </text:list-item>
                  <text:list-item>
                    <text:p><text:span text:style-name="T9">1</text:span><text:span text:style-name="T11">er</text:span><text:span text:style-name="T9"> producteur de gaz naturels (+or, cuivre, fer, etc...) </text:span></text:p>
                  </text:list-item>
                  <text:list-item>
                    <text:p><text:span text:style-name="T9">Territoires agricoles </text:span></text:p>
                  </text:list-item>
                </text:list>
              </table:table-cell>
              <table:table-cell/>
            </table:table-row>
            <table:table-row table:style-name="ro3" table:default-cell-style-name="ce3">
              <table:table-cell table:style-name="ce2">
                <text:p text:style-name="P1"><text:span text:style-name="T8">Deux puissances économiques et financières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73;g54676d47f1_0_116:notes" draw:style-name="gr1" draw:layer="layout" svg:width="16.932cm" svg:height="9.524cm" svg:x="1.059cm" svg:y="1.905cm" draw:page-number="5" presentation:class="page"/>
          <draw:frame draw:name="Google Shape;74;g54676d47f1_0_11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- Une influence mondiale inégale" draw:style-name="dp1" draw:master-page-name="TITLE_5f_AND_5f_BODY" presentation:presentation-page-layout-name="AL2T1">
        <draw:frame draw:name="Google Shape;81;p18" presentation:style-name="pr4" draw:text-style-name="P6" draw:layer="layout" svg:width="23.667cm" svg:height="1.59cm" svg:x="0.488cm" svg:y="0.354cm" presentation:class="title" presentation:user-transformed="true">
          <draw:text-box>
            <text:p text:style-name="P5"><text:span text:style-name="T5">II- Une influence mondiale inégale</text:span></text:p>
          </draw:text-box>
        </draw:frame>
        <draw:frame draw:name="Google Shape;82;p18" presentation:style-name="pr5" draw:text-style-name="P8" draw:layer="layout" svg:width="23.945cm" svg:height="10.422cm" svg:x="0.488cm" svg:y="1.933cm" presentation:class="outline" presentation:user-transformed="true">
          <draw:text-box>
            <text:p text:style-name="P7"><text:span text:style-name="T7">Montrez la capacité des Etats-Unis et du Brésil à influencer et à attirer les populations </text:span></text:p>
          </draw:text-box>
        </draw:frame>
        <presentation:notes draw:style-name="dp2">
          <draw:page-thumbnail draw:name="Google Shape;78;g54676d47f1_0_124:notes" draw:style-name="gr1" draw:layer="layout" svg:width="16.932cm" svg:height="9.524cm" svg:x="1.059cm" svg:y="1.905cm" draw:page-number="6" presentation:class="page"/>
          <draw:frame draw:name="Google Shape;79;g54676d47f1_0_12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87;p19" draw:style-name="standard" draw:layer="layout" svg:width="24.55cm" svg:height="13.508cm" svg:x="0.335cm" svg:y="0.515cm">
          <table:table>
            <table:table-column table:style-name="co3"/>
            <table:table-column table:style-name="co4"/>
            <table:table-column table:style-name="co5"/>
            <table:table-row table:style-name="ro4" table:default-cell-style-name="ce4">
              <table:table-cell/>
              <table:table-cell>
                <text:p text:style-name="P5"><text:span text:style-name="T12">Etats-Unis</text:span></text:p>
              </table:table-cell>
              <table:table-cell>
                <text:p text:style-name="P5"><text:span text:style-name="T12">Brésil</text:span></text:p>
              </table:table-cell>
            </table:table-row>
            <table:table-row table:style-name="ro5" table:default-cell-style-name="ce3">
              <table:table-cell table:style-name="ce4">
                <text:p text:style-name="P5"><text:span text:style-name="T12">Hard power </text:span></text:p>
                <text:p text:style-name="P5"><text:span text:style-name="T12">(Capacité à s’imposer)</text:span></text:p>
              </table:table-cell>
              <table:table-cell>
                <text:list text:style-name="L3">
                  <text:list-item>
                    <text:p text:style-name="P13">45% des dépenses mondiales en armement </text:p>
                  </text:list-item>
                  <text:list-item>
                    <text:p text:style-name="P13">Conflits + OTAN </text:p>
                  </text:list-item>
                  <text:list-item>
                    <text:p text:style-name="P13">Pentagone (Prise de décision militaire) </text:p>
                  </text:list-item>
                  <text:list-item>
                    <text:p text:style-name="P13">Siège de l’ONU + Place permanente au conseil de sécurité de l’ONU </text:p>
                  </text:list-item>
                  <text:list-item>
                    <text:p text:style-name="P13">Influence dans les négociations internationales </text:p>
                  </text:list-item>
                  <text:list-item>
                    <text:p text:style-name="P13">Des bases militaires partout dans le monde 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13">Politique étrangère indépendante (ouvert à l’Iran) </text:p>
                  </text:list-item>
                  <text:list-item>
                    <text:p text:style-name="P13">Précurseur d’une intégration “sud-américaine” (UNASUR) </text:p>
                  </text:list-item>
                  <text:list-item>
                    <text:p text:style-name="P13">Rôle dans la gouvernance économique mondiale </text:p>
                  </text:list-item>
                  <text:list-item>
                    <text:p text:style-name="P13">Réclame une place de membre permanent au conseil de sécurité de l’ONU </text:p>
                  </text:list-item>
                </text:list>
              </table:table-cell>
            </table:table-row>
            <table:table-row table:style-name="ro5" table:default-cell-style-name="ce3">
              <table:table-cell table:style-name="ce4">
                <text:p text:style-name="P5"><text:span text:style-name="T12">Soft power </text:span></text:p>
                <text:p text:style-name="P5"><text:span text:style-name="T12">(Pouvoir d’influence)</text:span></text:p>
              </table:table-cell>
              <table:table-cell>
                <text:list text:continue-numbering="true" text:style-name="L3">
                  <text:list-item>
                    <text:p text:style-name="P13">Grandes universités mondialement reconnues </text:p>
                  </text:list-item>
                  <text:list-item>
                    <text:p text:style-name="P13">Productions Hollywoodiennes </text:p>
                  </text:list-item>
                  <text:list-item>
                    <text:p text:style-name="P13">Musiques les plus populaires sur internet </text:p>
                  </text:list-item>
                  <text:list-item>
                    <text:p text:style-name="P13">Modes vestimentaires transmises mondialement </text:p>
                  </text:list-item>
                  <text:list-item>
                    <text:p text:style-name="P13">Restaurants avec rayonnements internationnaux </text:p>
                  </text:list-item>
                  <text:list-item>
                    <text:p text:style-name="P13">Les GAFA (Google Amazon Facebook Apple)</text:p>
                  </text:list-item>
                </text:list>
                <text:p text:style-name="P14">Américanisation</text:p>
              </table:table-cell>
              <table:table-cell>
                <text:list text:continue-numbering="true" text:style-name="L3">
                  <text:list-item>
                    <text:p text:style-name="P13">Augmentation de l’influence culturelle </text:p>
                  </text:list-item>
                  <text:list-item>
                    <text:p text:style-name="P13">Feuilletons télé </text:p>
                  </text:list-item>
                  <text:list-item>
                    <text:p text:style-name="P13">Musique brésilienne </text:p>
                  </text:list-item>
                  <text:list-item>
                    <text:p text:style-name="P13">Football (Joueurs mondialement connus, culture importante du football) </text:p>
                  </text:list-item>
                  <text:list-item>
                    <text:p text:style-name="P13">Coupe du monde du football 2014 + JO 2016</text:p>
                  </text:list-item>
                </text:list>
              </table:table-cell>
            </table:table-row>
            <table:table-row table:style-name="ro6">
              <table:table-cell table:style-name="ce4">
                <text:p text:style-name="P5"><text:span text:style-name="T12">Deux pays d’immigration</text:span></text:p>
              </table:table-cell>
              <table:table-cell table:style-name="ce5">
                <text:list text:style-name="L1">
                  <text:list-item>
                    <text:p text:style-name="P15">1er pôle d’immigration mondial (rêve américain, travail) </text:p>
                  </text:list-item>
                  <text:list-item>
                    <text:p text:style-name="P15">Etudiants et diplômés étrangers (qualité enseignement, + de financement de recherche) </text:p>
                  </text:list-item>
                  <text:list-item>
                    <text:p text:style-name="P15">11M d’immigrés clandestins (5M régularisés) </text:p>
                  </text:list-item>
                  <text:list-item>
                    <text:p text:style-name="P15">Principalement des immigrants venus d’Amérique du Sud</text:p>
                  </text:list-item>
                </text:list>
              </table:table-cell>
              <table:table-cell table:style-name="ce3">
                <text:list text:style-name="L3">
                  <text:list-item>
                    <text:p text:style-name="P13">Immigrants d’autres pays d’Amérique du Sud et de péninsules Ibériques (travail)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84;g54676d47f1_0_129:notes" draw:style-name="gr1" draw:layer="layout" svg:width="16.932cm" svg:height="9.524cm" svg:x="1.059cm" svg:y="1.905cm" draw:page-number="7" presentation:class="page"/>
          <draw:frame draw:name="Google Shape;85;g54676d47f1_0_12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Windows_x86 LibreOffice_project/07ac168c60a517dba0f0d7bc7540f5afa45f0909</meta:generator>
    <dc:date>2019-04-01T13:23:06.950000000</dc:date>
    <meta:editing-duration>PT35M40S</meta:editing-duration>
    <meta:editing-cycles>6</meta:editing-cycles>
    <meta:document-statistic meta:object-count="59"/>
  </office:meta>
</office:document-meta>
</file>